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Factor 1</text:p>
          </table:table-cell>
          <table:table-cell office:value-type="string" calcext:value-type="string">
            <text:p>Factor 2</text:p>
          </table:table-cell>
          <table:table-cell office:value-type="string" calcext:value-type="string">
            <text:p>Number of Digi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358192234886282981</text:p>
          </table:table-cell>
          <table:table-cell office:value-type="float" office:value="7897987" calcext:value-type="float">
            <text:p>7897987</text:p>
          </table:table-cell>
          <table:table-cell office:value-type="float" office:value="45352345463" calcext:value-type="float">
            <text:p>45352345463</text:p>
          </table:table-cell>
          <table:table-cell table:formula="of:=LEN([.A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8073895723" calcext:value-type="float">
            <text:p>158073895723</text:p>
          </table:table-cell>
          <table:table-cell office:value-type="float" office:value="457" calcext:value-type="float">
            <text:p>457</text:p>
          </table:table-cell>
          <table:table-cell office:value-type="float" office:value="345894739" calcext:value-type="float">
            <text:p>345894739</text:p>
          </table:table-cell>
          <table:table-cell table:formula="of:=LEN([.A3])" office:value-type="float" office:value="12" calcext:value-type="float">
            <text:p>12</text:p>
          </table:table-cell>
          <table:table-cell office:value-type="float" office:value="0.013925" calcext:value-type="float">
            <text:p>0.013925</text:p>
          </table:table-cell>
        </table:table-row>
        <table:table-row table:style-name="ro1">
          <table:table-cell office:value-type="string" calcext:value-type="string">
            <text:p>156918261400001</text:p>
          </table:table-cell>
          <table:table-cell office:value-type="float" office:value="453659" calcext:value-type="float">
            <text:p>453659</text:p>
          </table:table-cell>
          <table:table-cell office:value-type="float" office:value="345894739" calcext:value-type="float">
            <text:p>345894739</text:p>
          </table:table-cell>
          <table:table-cell table:formula="of:=LEN([.A4])" office:value-type="float" office:value="15" calcext:value-type="float">
            <text:p>15</text:p>
          </table:table-cell>
          <table:table-cell office:value-type="float" office:value="19.779" calcext:value-type="float">
            <text:p>19.779</text:p>
          </table:table-cell>
        </table:table-row>
        <table:table-row table:style-name="ro1">
          <table:table-cell office:value-type="string" calcext:value-type="string">
            <text:p>249234694126772884213</text:p>
          </table:table-cell>
          <table:table-cell office:value-type="float" office:value="453659" calcext:value-type="float">
            <text:p>453659</text:p>
          </table:table-cell>
          <table:table-cell office:value-type="float" office:value="549387743055407" calcext:value-type="float">
            <text:p>549387743055407</text:p>
          </table:table-cell>
          <table:table-cell table:formula="of:=LEN([.A5])" office:value-type="float" office:value="21" calcext:value-type="float">
            <text:p>21</text:p>
          </table:table-cell>
          <table:table-cell office:value-type="float" office:value="22.4076" calcext:value-type="float">
            <text:p>22.4076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2:36:41.365739100</meta:creation-date>
    <dc:date>2024-05-02T00:11:54.828008292</dc:date>
    <meta:editing-duration>PT23M32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